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6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7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8" style:family="paragraph" style:parent-style-name="Default">
      <style:paragraph-properties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9" style:family="paragraph" style:parent-style-name="Default">
      <style:paragraph-properties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0" style:family="paragraph" style:parent-style-name="Default">
      <style:paragraph-properties style:text-autospace="none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1" style:family="paragraph" style:parent-style-name="Default">
      <style:paragraph-properties style:text-autospace="none"/>
      <style:text-properties fo:color="#000000" style:text-line-through-style="none" style:font-name="Times New Roman2" fo:font-size="11pt" fo:language="en" fo:country="US" style:text-underline-style="none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2" style:family="paragraph" style:parent-style-name="Default">
      <style:paragraph-properties style:text-autospace="non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3" style:family="paragraph" style:parent-style-name="Default">
      <style:paragraph-properties style:text-autospace="none"/>
      <style:text-properties fo:color="#000000" style:font-name="Times New Roman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4" style:family="paragraph" style:parent-style-name="Default">
      <style:paragraph-properties fo:text-align="start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5" style:family="paragraph" style:parent-style-name="Default">
      <style:paragraph-properties fo:text-align="center" style:justify-single-word="false" style:text-autospace="none"/>
    </style:style>
    <style:style style:name="P16" style:family="paragraph" style:parent-style-name="Default">
      <style:paragraph-properties fo:text-align="start" style:justify-single-word="false" style:text-autospace="none"/>
    </style:style>
    <style:style style:name="P17" style:family="paragraph" style:parent-style-name="Default">
      <style:paragraph-properties fo:text-align="center" style:justify-single-word="false" style:text-autospace="none"/>
      <style:text-properties style:text-underline-style="solid" style:text-underline-width="auto" style:text-underline-color="font-color"/>
    </style:style>
    <style:style style:name="P18" style:family="paragraph" style:parent-style-name="Default">
      <style:paragraph-properties fo:text-align="center" style:justify-single-word="false" style:text-autospace="none"/>
      <style:text-properties style:font-name="Times New Roman2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9" style:family="paragraph" style:parent-style-name="Default">
      <style:paragraph-properties fo:text-align="center" style:justify-single-word="false" style:text-autospace="none"/>
      <style:text-properties style:font-name="Times New Roman2" fo:font-size="11pt" fo:language="en" fo:country="US" style:text-underline-style="solid" style:text-underline-width="auto" style:text-underline-color="font-color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0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1" style:family="paragraph" style:parent-style-name="Default">
      <style:paragraph-properties style:text-autospace="none"/>
      <style:text-properties style:font-name="Times New Roman" fo:font-size="11pt" style:font-size-asian="11pt" style:font-size-complex="11pt"/>
    </style:style>
    <style:style style:name="P22" style:family="paragraph" style:parent-style-name="Default">
      <style:paragraph-properties fo:text-align="center" style:justify-single-word="false" fo:background-color="#c0c0c0" style:text-autospace="none">
        <style:background-image/>
      </style:paragraph-properties>
    </style:style>
    <style:style style:name="P23" style:family="paragraph" style:parent-style-name="Default">
      <style:paragraph-properties fo:text-align="center" style:justify-single-word="false" fo:background-color="#c0c0c0" style:text-autospace="none">
        <style:background-image/>
      </style:paragraph-properties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4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5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6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7" style:family="paragraph" style:parent-style-name="Default">
      <style:paragraph-properties fo:text-align="start" style:justify-single-word="false" style:text-autospace="none" style:writing-mode="lr-tb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8" style:family="paragraph" style:parent-style-name="Default">
      <style:paragraph-properties fo:text-align="center" style:justify-single-word="false" fo:break-before="pag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9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30" style:family="paragraph" style:parent-style-name="Default">
      <style:paragraph-properties style:text-autospace="non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31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9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0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2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4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15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8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9" style:family="text">
      <style:text-properties style:text-line-through-style="none" style:text-underline-style="none" fo:font-weight="normal" style:font-weight-asian="normal" style:font-weight-complex="normal"/>
    </style:style>
    <style:style style:name="T20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weight="normal" style:font-weight-asian="normal" style:font-weight-complex="normal"/>
    </style:style>
    <style:style style:name="T25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26" style:family="text">
      <style:text-properties fo:language="en" fo:country="US" style:font-name-asian="Bookman Old Style" style:font-name-complex="Bookman Old Style"/>
    </style:style>
    <style:style style:name="T27" style:family="text">
      <style:text-properties style:font-name-asian="Bookman Old Style" style:font-name-complex="Bookman Old Styl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doka-inspekcia.@yandex.ru"><text:span text:style-name="T7"/></text:a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<text:s/><text:span text:style-name="T8">Applicants for survey: </text:span></text:p>
            <text:p text:style-name="P16"><text:span text:style-name="T8">Company </text:span><text:span text:style-name="T10">{$ReportClientEng}</text:span></text:p>
            <text:p text:style-name="P14"/>
            <text:p text:style-name="P16"><text:s/><text:span text:style-name="T8">Address </text:span></text:p>
            <text:p text:style-name="P29">{$ReportClientAddrEng}</text:p>
            <text:p text:style-name="P4"/>
          </table:table-cell>
          <table:table-cell table:style-name="Таблица1.A1" office:value-type="string">
            <text:p text:style-name="P16"><text:s/><text:span text:style-name="T8">Заказчик инспекции: </text:span></text:p>
            <text:p text:style-name="P16"><text:span text:style-name="T8">Компания</text:span><text:span text:style-name="T9"> </text:span><text:span text:style-name="T10">{$ReportClient}</text:span><text:span text:style-name="T9"> </text:span></text:p>
            <text:p text:style-name="P7"/>
            <text:p text:style-name="P16"><text:s/><text:span text:style-name="T8">Адрес </text:span></text:p>
            <text:p text:style-name="P16"><text:span text:style-name="T10">{$ReportClientAddr}</text:span><text:span text:style-name="T9"> </text:span></text:p>
            <text:p text:style-name="P8"/>
          </table:table-cell>
        </table:table-row>
      </table:table>
      <text:p text:style-name="P15"><text:s/><text:span text:style-name="T16">CARGO SURVEY REPORT </text:span></text:p>
      <text:p text:style-name="P17"><text:span text:style-name="T17">№ </text:span><text:span text:style-name="T18">{$Report}</text:span></text:p>
      <text:p text:style-name="P18">ОТЧЕТ ОБ ИНСПЕКЦИИ ГРУЗА </text:p>
      <text:p text:style-name="P17"><text:span text:style-name="T17">№ </text:span><text:span text:style-name="T18">{$Report}</text:span></text:p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">Container:</text:p>
            <text:p text:style-name="P25">{$number}</text:p>
          </table:table-cell>
          <table:table-cell table:style-name="Таблица2.A1" office:value-type="string">
            <text:p text:style-name="P26">Контейнер:</text:p>
            <text:p text:style-name="P25">{$number}</text:p>
          </table:table-cell>
        </table:table-row>
        <table:table-row>
          <table:table-cell table:style-name="Таблица2.A1" office:value-type="string">
            <text:p text:style-name="P24">Seal: <text:span text:style-name="T19">{$inspection.actualSeal}</text:span><text:span text:style-name="T21"> </text:span></text:p>
          </table:table-cell>
          <table:table-cell table:style-name="Таблица2.A1" office:value-type="string">
            <text:p text:style-name="P26">Пломба: <text:span text:style-name="T20">{$inspection.actualSeal}</text:span></text:p>
          </table:table-cell>
        </table:table-row>
        <table:table-row>
          <table:table-cell table:style-name="Таблица2.A1" office:value-type="string">
            <text:p text:style-name="P24">Description of Goods<text:span text:style-name="T21">: {$actualCargoesEnglishName}</text:span></text:p>
          </table:table-cell>
          <table:table-cell table:style-name="Таблица2.A1" office:value-type="string">
            <text:p text:style-name="P26">Груз<text:span text:style-name="T21">: <text:s/></text:span><text:span text:style-name="T24">{$actualCargoesName}</text:span></text:p>
          </table:table-cell>
        </table:table-row>
        <table:table-row>
          <table:table-cell table:style-name="Таблица2.A1" office:value-type="string">
            <text:p text:style-name="P24">Vessel: <text:span text:style-name="T22">{$voyage.vessel.name}</text:span><text:span text:style-name="T21"> </text:span></text:p>
          </table:table-cell>
          <table:table-cell table:style-name="Таблица2.A1" office:value-type="string">
            <text:p text:style-name="P26">Судно: <text:span text:style-name="T25">{$voyage.vessel.name}</text:span></text:p>
          </table:table-cell>
        </table:table-row>
        <table:table-row>
          <table:table-cell table:style-name="Таблица2.A1" office:value-type="string">
            <text:p text:style-name="P24">Bill of Lading: <text:span text:style-name="T21">{$billOfLadings}</text:span></text:p>
          </table:table-cell>
          <table:table-cell table:style-name="Таблица2.A1" office:value-type="string">
            <text:p text:style-name="P26">Коносамент: <text:span text:style-name="T24">{$billOfLadings}</text:span></text:p>
          </table:table-cell>
        </table:table-row>
        <table:table-row>
          <table:table-cell table:style-name="Таблица2.A1" office:value-type="string">
            <text:p text:style-name="P21"><text:span text:style-name="T14">Port and day of loading: </text:span><text:span text:style-name="T13">{$loadingPort.englishName}</text:span><text:span text:style-name="T15"> </text:span></text:p>
            <text:p text:style-name="P25">{$loadingDate} </text:p>
          </table:table-cell>
          <table:table-cell table:style-name="Таблица2.A1" office:value-type="string">
            <text:p text:style-name="P21"><text:span text:style-name="T14">Порт и дата отгрузки: </text:span><text:span text:style-name="T13">{$loadingPort.name}</text:span></text:p>
            <text:p text:style-name="P25">{$loadingDate}</text:p>
          </table:table-cell>
        </table:table-row>
        <table:table-row>
          <table:table-cell table:style-name="Таблица2.A1" office:value-type="string">
            <text:p text:style-name="P12">Port and day of unloading: <text:span text:style-name="T23"><text:s/></text:span><text:span text:style-name="T24">{</text:span><text:span text:style-name="T20">$dischargePort.englishName}</text:span></text:p>
            <text:p text:style-name="P27">{$dischargeDate}</text:p>
          </table:table-cell>
          <table:table-cell table:style-name="Таблица2.A1" office:value-type="string">
            <text:p text:style-name="P12">Порт и дата выгрузки: </text:p>
            <text:p text:style-name="P12"><text:span text:style-name="T20">{$dischargePort.name}</text:span></text:p>
            <text:p text:style-name="P27">{$dischargeDate}</text:p>
          </table:table-cell>
        </table:table-row>
        <table:table-row>
          <table:table-cell table:style-name="Таблица2.A1" office:value-type="string">
            <text:p text:style-name="P12">Shipper: </text:p>
            <text:p text:style-name="P27">{$cargoSuppliersEng}</text:p>
          </table:table-cell>
          <table:table-cell table:style-name="Таблица2.A1" office:value-type="string">
            <text:p text:style-name="P12">Отправитель:</text:p>
            <text:p text:style-name="P27">{$cargoSuppliers}</text:p>
          </table:table-cell>
        </table:table-row>
        <table:table-row>
          <table:table-cell table:style-name="Таблица2.A1" office:value-type="string">
            <text:p text:style-name="P24">Order №: <text:span text:style-name="T27">{$orders}</text:span> <text:s/></text:p>
          </table:table-cell>
          <table:table-cell table:style-name="Таблица2.A1" office:value-type="string">
            <text:p text:style-name="P26">Заказ №: <text:span text:style-name="T26">{$orders}</text:span> </text:p>
          </table:table-cell>
        </table:table-row>
        <table:table-row>
          <table:table-cell table:style-name="Таблица2.A1" office:value-type="string">
            <text:p text:style-name="P24">Invoice №: <text:span text:style-name="T27">{$invoices}</text:span> <text:s/></text:p>
          </table:table-cell>
          <table:table-cell table:style-name="Таблица2.A1" office:value-type="string">
            <text:p text:style-name="P26">Инвойс №: <text:span text:style-name="T26">{$invoices}</text:span> </text:p>
          </table:table-cell>
        </table:table-row>
        <table:table-row>
          <table:table-cell table:style-name="Таблица2.A1" office:value-type="string">
            <text:p text:style-name="P12">Receiver: </text:p>
            <text:p text:style-name="P13">{$CargoReceiverNameEng}</text:p>
            <text:p text:style-name="P13">{$CargoReceiverAddrEng}</text:p>
          </table:table-cell>
          <table:table-cell table:style-name="Таблица2.A1" office:value-type="string">
            <text:p text:style-name="P12">Получатель:</text:p>
            <text:p text:style-name="P13">{$CargoReceiverName}</text:p>
            <text:p text:style-name="P13">{$CargoReceiverAddr}</text:p>
          </table:table-cell>
        </table:table-row>
        <table:table-row>
          <table:table-cell table:style-name="Таблица2.A1" office:value-type="string">
            <text:p text:style-name="P24">Date of inspection request<text:span text:style-name="T21">: </text:span><text:span text:style-name="T19">{$inspection.surveyRequestDate}</text:span></text:p>
          </table:table-cell>
          <table:table-cell table:style-name="Таблица2.A1" office:value-type="string">
            <text:p text:style-name="P26">Дата заявки на инспекцию:<text:span text:style-name="T20">{$inspection.surveyRequestDate}</text:span></text:p>
          </table:table-cell>
        </table:table-row>
        <table:table-row>
          <table:table-cell table:style-name="Таблица2.A1" office:value-type="string">
            <text:p text:style-name="P24">Date of Survey Conducted<text:span text:style-name="T21">: </text:span><text:span text:style-name="T19">{$inspection.surveyDate}</text:span></text:p>
          </table:table-cell>
          <table:table-cell table:style-name="Таблица2.A1" office:value-type="string">
            <text:p text:style-name="P26"><text:span text:style-name="T23">Дата проведения инспекции: </text:span><text:span text:style-name="T20">{$inspection.surveyDate}</text:span></text:p>
          </table:table-cell>
        </table:table-row>
        <table:table-row>
          <table:table-cell table:style-name="Таблица2.A1" office:value-type="string">
            <text:p text:style-name="P12">Place of survey: </text:p>
            <text:p text:style-name="P10">{$inspection.surveyPlace.englishName}</text:p>
          </table:table-cell>
          <table:table-cell table:style-name="Таблица2.A1" office:value-type="string">
            <text:p text:style-name="P12">Место инспекции: </text:p>
            <text:p text:style-name="P10">{$inspection.surveyPlace.russianName}</text:p>
          </table:table-cell>
        </table:table-row>
        <table:table-row>
          <table:table-cell table:style-name="Таблица2.A1" office:value-type="string">
            <text:p text:style-name="P9">Unloading on a warehouse/in a motor vehicle:</text:p>
          </table:table-cell>
          <table:table-cell table:style-name="Таблица2.A1" office:value-type="string">
            <text:p text:style-name="P11">Выгрузка на склад/в автомашину:</text:p>
          </table:table-cell>
        </table:table-row>
        <table:table-row>
          <table:table-cell table:style-name="Таблица2.A1" office:value-type="string">
            <text:p text:style-name="P9">Type of packing:</text:p>
          </table:table-cell>
          <table:table-cell table:style-name="Таблица2.A1" office:value-type="string">
            <text:p text:style-name="P11">Вид упаковки:</text:p>
          </table:table-cell>
        </table:table-row>
      </table:table>
      <text:p text:style-name="P20"/>
      <text:p text:style-name="P28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P23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5"/>
          </table:table-cell>
          <table:table-cell table:style-name="TableStickerA4.A1" office:value-type="string">
            <text:p text:style-name="P5"/>
          </table:table-cell>
        </table:table-row>
      </table:table>
      <text:p text:style-name="P20"/>
      <text:p text:style-name="P28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P22"><text:span text:style-name="T11">Shipping </text:span><text:span text:style-name="T12">m</text:span><text:span text:style-name="T11">ark</text:span><text:span text:style-name="T12">s</text:span><text:span text:style-name="T11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5"/>
          </table:table-cell>
          <table:table-cell table:style-name="TableShippingMark.A1" office:value-type="string">
            <text:p text:style-name="P5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2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.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8-26T03:43:44.94</dc:date>
    <meta:editing-duration>P1DT8H9M8S</meta:editing-duration>
    <meta:editing-cycles>109</meta:editing-cycles>
    <meta:generator>LibreOffice/3.3$Win32 LibreOffice_project/330m19$Build-202</meta:generator>
    <meta:document-statistic meta:table-count="5" meta:image-count="0" meta:object-count="0" meta:page-count="3" meta:paragraph-count="68" meta:word-count="179" meta:character-count="1750"/>
  </office:meta>
</office:document-meta>
</file>